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ing1.1.1.1">
      <style:text-properties officeooo:paragraph-rsid="00b83728"/>
    </style:style>
    <style:style style:name="P69" style:family="paragraph" style:parent-style-name="_5f_Heading1.1.1.1">
      <style:text-properties officeooo:rsid="00b83728" officeooo:paragraph-rsid="00bf81c3"/>
    </style:style>
    <style:style style:name="P70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1" style:family="paragraph" style:parent-style-name="_5f_Heading1.1.1.1">
      <style:text-properties officeooo:rsid="00c2a096" officeooo:paragraph-rsid="00c2a096"/>
    </style:style>
    <style:style style:name="P72" style:family="paragraph" style:parent-style-name="_5f_Headng1.1.1.1.1">
      <style:text-properties officeooo:rsid="00c63a63" officeooo:paragraph-rsid="00c63a63"/>
    </style:style>
    <style:style style:name="P73" style:family="paragraph" style:parent-style-name="Standard">
      <style:paragraph-properties fo:margin-left="1.9693in" fo:text-indent="0in" style:auto-text-indent="false"/>
    </style:style>
    <style:style style:name="P74" style:family="paragraph" style:parent-style-name="_5f_Heading1">
      <style:text-properties style:use-window-font-color="true" loext:opacity="0%" officeooo:rsid="0028726a" officeooo:paragraph-rsid="006945ca"/>
    </style:style>
    <style:style style:name="P75" style:family="paragraph" style:parent-style-name="_5f_Heading1.1">
      <style:text-properties style:use-window-font-color="true" loext:opacity="0%" officeooo:rsid="0028726a" officeooo:paragraph-rsid="006945ca"/>
    </style:style>
    <style:style style:name="P76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77" style:family="paragraph" style:parent-style-name="_5f_Heading1.1">
      <style:text-properties style:use-window-font-color="true" loext:opacity="0%" officeooo:rsid="005bffdc" officeooo:paragraph-rsid="005bffdc"/>
    </style:style>
    <style:style style:name="P78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7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80" style:family="paragraph" style:parent-style-name="Standard">
      <style:text-properties style:use-window-font-color="true" loext:opacity="0%" officeooo:rsid="007e5e4b" officeooo:paragraph-rsid="007e5e4b"/>
    </style:style>
    <style:style style:name="P81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82" style:family="paragraph" style:parent-style-name="_5f_Heading1.1">
      <style:text-properties style:use-window-font-color="true" loext:opacity="0%" officeooo:rsid="006c5b97" officeooo:paragraph-rsid="006c5b97"/>
    </style:style>
    <style:style style:name="P83" style:family="paragraph" style:parent-style-name="_5f_Heading1.1.1">
      <style:text-properties style:use-window-font-color="true" loext:opacity="0%" officeooo:rsid="006c5b97" officeooo:paragraph-rsid="006c5b97"/>
    </style:style>
    <style:style style:name="P84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85" style:family="paragraph" style:parent-style-name="_5f_Heading1.1">
      <style:text-properties style:use-window-font-color="true" loext:opacity="0%" officeooo:rsid="0033b5bc" officeooo:paragraph-rsid="005e2abe"/>
    </style:style>
    <style:style style:name="P86" style:family="paragraph" style:parent-style-name="_5f_Heading1.1.1">
      <style:text-properties style:use-window-font-color="true" loext:opacity="0%" officeooo:rsid="005e2abe" officeooo:paragraph-rsid="005e2abe"/>
    </style:style>
    <style:style style:name="P87" style:family="paragraph" style:parent-style-name="_5f_Heading1.1.1.1">
      <style:text-properties style:use-window-font-color="true" loext:opacity="0%" officeooo:rsid="005e2abe" officeooo:paragraph-rsid="005e2abe"/>
    </style:style>
    <style:style style:name="P88" style:family="paragraph" style:parent-style-name="_5f_Heading1.1.1">
      <style:text-properties style:use-window-font-color="true" loext:opacity="0%" officeooo:rsid="0033b5bc" officeooo:paragraph-rsid="005e2abe"/>
    </style:style>
    <style:style style:name="P8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90" style:family="paragraph" style:parent-style-name="_5f_Heading1.1">
      <style:text-properties style:use-window-font-color="true" loext:opacity="0%" officeooo:rsid="0043ff35" officeooo:paragraph-rsid="005e2abe"/>
    </style:style>
    <style:style style:name="P91" style:family="paragraph" style:parent-style-name="_5f_Heading1.1">
      <style:text-properties style:use-window-font-color="true" loext:opacity="0%" officeooo:rsid="00429a5c" officeooo:paragraph-rsid="005e2abe"/>
    </style:style>
    <style:style style:name="P92" style:family="paragraph" style:parent-style-name="_5f_HeadingApdx">
      <style:text-properties style:use-window-font-color="true" loext:opacity="0%" officeooo:paragraph-rsid="005964e9"/>
    </style:style>
    <style:style style:name="P93" style:family="paragraph" style:parent-style-name="Standard">
      <style:paragraph-properties fo:break-before="page"/>
      <style:text-properties style:use-window-font-color="true" loext:opacity="0%"/>
    </style:style>
    <style:style style:name="P94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style:font-name="Cascadia Mono"/>
    </style:style>
    <style:style style:name="T43" style:family="text">
      <style:text-properties officeooo:rsid="00b83728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bb0c0e"/>
    </style:style>
    <style:style style:name="T46" style:family="text">
      <style:text-properties officeooo:rsid="00bc5369"/>
    </style:style>
    <style:style style:name="T47" style:family="text">
      <style:text-properties officeooo:rsid="00bf81c3"/>
    </style:style>
    <style:style style:name="T48" style:family="text">
      <style:text-properties officeooo:rsid="00c7c2ef"/>
    </style:style>
    <style:style style:name="T49" style:family="text">
      <style:text-properties style:font-name="Cascadia Mono" officeooo:rsid="00c2a096"/>
    </style:style>
    <style:style style:name="T50" style:family="text">
      <style:text-properties officeooo:rsid="006945ca"/>
    </style:style>
    <style:style style:name="T51" style:family="text">
      <style:text-properties officeooo:rsid="0002ace9"/>
    </style:style>
    <style:style style:name="T52" style:family="text">
      <style:text-properties officeooo:rsid="005af872"/>
    </style:style>
    <style:style style:name="T53" style:family="text">
      <style:text-properties officeooo:rsid="005a3ff3"/>
    </style:style>
    <style:style style:name="T54" style:family="text">
      <style:text-properties officeooo:rsid="005bffdc"/>
    </style:style>
    <style:style style:name="T55" style:family="text">
      <style:text-properties officeooo:rsid="005e2abe"/>
    </style:style>
    <style:style style:name="T56" style:family="text">
      <style:text-properties officeooo:rsid="000ab062"/>
    </style:style>
    <style:style style:name="T57" style:family="text">
      <style:text-properties officeooo:rsid="005fc820"/>
    </style:style>
    <style:style style:name="T58" style:family="text">
      <style:text-properties officeooo:rsid="0065954b"/>
    </style:style>
    <style:style style:name="T59" style:family="text">
      <style:text-properties officeooo:rsid="006c5b97"/>
    </style:style>
    <style:style style:name="T60" style:family="text">
      <style:text-properties officeooo:rsid="003bf121"/>
    </style:style>
    <style:style style:name="T61" style:family="text">
      <style:text-properties officeooo:rsid="00429a5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<text:span text:style-name="T42">    Set-ExecutionPolicy -Scope Process -ExecutionPolicy Bypass</text:span>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3">To launch either, use below command.</text:span></text:h>
      <text:p text:style-name="P63">wsl -d &lt;DistroName&gt;</text:p>
      <text:h text:style-name="P67" text:outline-level="4">Follow on screen instructions to setup account. It should by default have networking configured. Therefore it should have visibility to your local network and internet. </text:h>
      <text:h text:style-name="P68" text:outline-level="4" text:is-list-header="true"><text:span text:style-name="T43">Note: </text:span><text:span text:style-name="T44">WSL2 runs as a </text:span><text:span text:style-name="Strong_20_Emphasis"><text:span text:style-name="T44">lightweight virtual machine</text:span></text:span><text:span text:style-name="T44"> using a </text:span><text:span text:style-name="Strong_20_Emphasis"><text:span text:style-name="T44">Hyper-V-based virtual Ethernet adapter</text:span></text:span><text:span text:style-name="T44">. WSL connects to a </text:span><text:span text:style-name="Strong_20_Emphasis"><text:span text:style-name="T44">virtual gateway inside Windows</text:span></text:span><text:span text:style-name="T44">, and </text:span><text:span text:style-name="Strong_20_Emphasis"><text:span text:style-name="T44">Windows acts as a NAT router</text:span></text:span><text:span text:style-name="T44"> for it. </text:span></text:h>
      <text:h text:style-name="P69" text:outline-level="4">Next, <text:span text:style-name="T45">run setup-control-node.sh from the control node. But first, copy it to the control node and then make the script executable. </text:span><text:span text:style-name="T46">Best practice </text:span><text:span text:style-name="T47">is</text:span><text:span text:style-name="T46"> to copy it to the control node. </text:span></text:h>
      <text:h text:style-name="P69" text:outline-level="4" text:is-list-header="true"><text:span text:style-name="T47">Note: </text:span><text:span text:style-name="T46">The shared </text:span><text:span text:style-name="T47">drives</text:span><text:span text:style-name="T46"> is not mounted automatically. Which can be done if necessary. </text:span></text:h>
      <text:p text:style-name="P70"># Optional: create a target directory in WSL </text:p>
      <text:p text:style-name="P70">mkdir -p ~/ansible/wsl </text:p>
      <text:p text:style-name="P70"># Copy from the Y: </text:p>
      <text:p text:style-name="P70">drive </text:p>
      <text:p text:style-name="P70">cp /mnt/<text:span text:style-name="T47">c&lt;path</text:span>&gt;/setup-control-node.sh ~/ansible/wsl/ </text:p>
      <text:p text:style-name="P70"># Make it executable </text:p>
      <text:p text:style-name="P70">chmod +x ~/ansible/wsl/setup-control-node.sh </text:p>
      <text:p text:style-name="P70"># Run it </text:p>
      <text:p text:style-name="P70">~/ansible/wsl/setup-control-node.sh </text:p>
      <text:h text:style-name="P71" text:outline-level="4">Ping main production server from WSL and then generate SSH key pair. Accept default path. Optionally, use pass phrase for added security. </text:h>
      <text:h text:style-name="P72" text:outline-level="5" text:is-list-header="true">Note: Last part is comment.</text:h>
      <text:p text:style-name="P65">ssh-keygen -t ed25519 -C "ansible@control-node"</text:p>
      <text:h text:style-name="P71" text:outline-level="4">Next, copy the SSH public key to main prod server. <text:span text:style-name="T48">Now, Ansible utilize passwordless secure login.</text:span></text:h>
      <text:p text:style-name="P73"><text:span text:style-name="T42">ssh-copy-id</text:span><text:span text:style-name="T49"> </text:span><text:a xlink:type="simple" xlink:href="mailto:username@192.168.1.200" text:style-name="Internet_20_link" text:visited-style-name="Visited_20_Internet_20_Link"><text:span text:style-name="T49">username@</text:span></text:a><text:span text:style-name="T42">&lt;</text:span><text:span text:style-name="T49">main_prod_server_ip_addr</text:span><text:span text:style-name="T42">&gt;</text:span></text:p>
      <text:h text:style-name="P71" text:outline-level="4"/>
      <text:h text:style-name="P74" text:outline-level="1">Routine maintenance</text:h>
      <text:h text:style-name="P75" text:outline-level="2">&lt;List routine maintenance procedure <text:span text:style-name="T50">and intervals</text:span>&gt;</text:h>
      <text:h text:style-name="P76" text:outline-level="1">Appendix A<text:tab/><text:span text:style-name="T51">Reference</text:span><text:span text:style-name="T52">s</text:span></text:h>
      <text:h text:style-name="P77" text:outline-level="2">&lt;List continues&gt;</text:h>
      <text:p text:style-name="P3"/>
      <text:h text:style-name="P78" text:outline-level="1"><text:span text:style-name="T53">Appendix </text:span><text:span text:style-name="T52">B</text:span><text:span text:style-name="T53"><text:tab/></text:span><text:span text:style-name="T52">Definition</text:span><text:span text:style-name="T54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79">TERM</text:p>
          </table:table-cell>
          <table:table-cell table:style-name="Table6.A1" office:value-type="string">
            <text:p text:style-name="P79">MEANING</text:p>
          </table:table-cell>
          <table:table-cell table:style-name="Table6.A1" office:value-type="string">
            <text:p text:style-name="P79">TERM</text:p>
          </table:table-cell>
          <table:table-cell table:style-name="Table6.D1" office:value-type="string">
            <text:p text:style-name="P79">MEANING</text:p>
          </table:table-cell>
        </table:table-row>
        <table:table-row table:style-name="Table6.2">
          <table:table-cell table:style-name="Table6.A2" office:value-type="string">
            <text:p text:style-name="P80">LTS</text:p>
          </table:table-cell>
          <table:table-cell table:style-name="Table6.B2" office:value-type="string">
            <text:p text:style-name="P80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81" text:outline-level="1">Appendix Diagrams</text:h>
      <text:h text:style-name="P81" text:outline-level="1">Appendix Bill of materials</text:h>
      <text:h text:style-name="P82" text:outline-level="2">&lt;List Bill of materials&gt;</text:h>
      <text:h text:style-name="P83" text:outline-level="3" text:is-list-header="true"/>
      <text:h text:style-name="P84" text:outline-level="1"><text:span text:style-name="T53">Appendix </text:span><text:span text:style-name="T55">D<text:tab/></text:span><text:span text:style-name="T56">Testing </text:span><text:span text:style-name="T51">Validatio</text:span><text:span text:style-name="T55">n</text:span></text:h>
      <text:h text:style-name="P85" text:outline-level="2">Equipment / Materials</text:h>
      <text:h text:style-name="P86" text:outline-level="3">Equipment</text:h>
      <text:h text:style-name="P87" text:outline-level="4">&lt;Equipment&gt;</text:h>
      <text:h text:style-name="P86" text:outline-level="3">Materials</text:h>
      <text:h text:style-name="P87" text:outline-level="4">&lt;Material&gt;</text:h>
      <text:h text:style-name="P85" text:outline-level="2">Prerequisite<text:span text:style-name="T57">s</text:span></text:h>
      <text:h text:style-name="P88" text:outline-level="3">&lt;<text:span text:style-name="T57">List prerequisites if any</text:span>&gt;</text:h>
      <text:h text:style-name="P85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58">tem</text:span></text:p>
          </table:table-cell>
          <table:table-cell table:style-name="Table7.B1" office:value-type="string">
            <text:p text:style-name="P89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90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59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60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85" text:outline-level="2" text:is-list-header="true"/>
      <text:h text:style-name="P84" text:outline-level="1"><text:bookmark-start text:name="__RefHeading___Toc2602_2924262114"/><text:span text:style-name="T53">Appendix </text:span><text:span text:style-name="T55">C</text:span><text:span text:style-name="T52"><text:tab/></text:span><text:span text:style-name="T61">Us</text:span><text:span text:style-name="T2">age</text:span><text:span text:style-name="T61"> instruction</text:span><text:bookmark-end text:name="__RefHeading___Toc2602_2924262114"/></text:h>
      <text:h text:style-name="P91" text:outline-level="2">&lt;Document special usage instruction if any&gt;</text:h>
      <text:list text:style-name="Numbering_20_123">
        <text:list-header>
          <text:h text:style-name="P92" text:outline-level="1"/>
        </text:list-header>
      </text:list>
      <text:p text:style-name="P93"/>
      <text:h text:style-name="P94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2</text:page-number><text:s/>/ <text:page-count>13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4-02T18:43:44.971893300</dc:date>
    <meta:editing-duration>P5DT2H32M53S</meta:editing-duration>
    <meta:editing-cycles>146</meta:editing-cycles>
    <meta:generator>LibreOffice/25.2.1.2$Windows_X86_64 LibreOffice_project/d3abf4aee5fd705e4a92bba33a32f40bc4e56f49</meta:generator>
    <meta:print-date>2025-03-07T21:01:57.460593800</meta:print-date>
    <dc:creator>Shahriar Kabir</dc:creator>
    <meta:printed-by>Shahriar Kabir</meta:printed-by>
    <meta:document-statistic meta:table-count="9" meta:image-count="0" meta:object-count="0" meta:page-count="13" meta:paragraph-count="232" meta:word-count="1077" meta:character-count="6667" meta:non-whitespace-character-count="5827"/>
  </office:meta>
</office:document-meta>
</file>